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184" officeooo:paragraph-rsid="00072184"/>
    </style:style>
    <style:style style:name="P2" style:family="paragraph" style:parent-style-name="Standard">
      <style:text-properties officeooo:rsid="000c483c" officeooo:paragraph-rsid="000c483c"/>
    </style:style>
    <style:style style:name="T1" style:family="text">
      <style:text-properties officeooo:rsid="00084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 3: El estudio de mercado</text:p>
      <text:p text:style-name="P1">1. El estudio de mercado</text:p>
      <text:p text:style-name="P1">Def:....conjunto de compradores y vendedores de un producto o servicio</text:p>
      <text:p text:style-name="P1">Conceptos referidos al estudio de mercado:</text:p>
      <text:p text:style-name="P1">-necesidad</text:p>
      <text:p text:style-name="P1">-demanda</text:p>
      <text:p text:style-name="P1">-oferta</text:p>
      <text:p text:style-name="P1">-intercambio</text:p>
      <text:p text:style-name="P1">-mercado</text:p>
      <text:p text:style-name="P1">-marketing</text:p>
      <text:p text:style-name="P1"/>
      <text:p text:style-name="P1">2.El mercado</text:p>
      <text:p text:style-name="P1">Conceptos:</text:p>
      <text:p text:style-name="P1">-Compradores reales</text:p>
      <text:p text:style-name="P1">-Compradores potenciales</text:p>
      <text:p text:style-name="P1">-Tamaño de mercado=mercado actual</text:p>
      <text:p text:style-name="P1">-Cuota de mercado=(mercado actual de la empresa/mercado actual total)x100</text:p>
      <text:p text:style-name="P1"/>
      <text:p text:style-name="P1">3.Estructura del mercado</text:p>
      <text:p text:style-name="P1">-<text:span text:style-name="T1">Fabricantes de bienes y servicios</text:span></text:p>
      <text:p text:style-name="P1">-<text:span text:style-name="T1">Intermediarios</text:span></text:p>
      <text:p text:style-name="P1">-<text:span text:style-name="T1">Prescriptores</text:span></text:p>
      <text:p text:style-name="P1">-<text:span text:style-name="T1">Compradores</text:span></text:p>
      <text:p text:style-name="P1"/>
      <text:p text:style-name="P1">------------------------------------------------------------------------------------------------------------------</text:p>
      <text:p text:style-name="P2">mercado meta=segmento de mercado=público objetivo=target=nicho de mercad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9:32:41.779000000</meta:creation-date>
    <dc:date>2021-11-05T20:05:43.161000000</dc:date>
    <meta:editing-duration>PT33M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3" meta:word-count="72" meta:character-count="675" meta:non-whitespace-character-count="626"/>
  </office:meta>
</office:document-meta>
</file>